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98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8689in"/>
    </style:style>
    <style:style style:name="co7" style:family="table-column">
      <style:table-column-properties fo:break-before="auto" style:column-width="1.0543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2.101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tlar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Final_Exam</text:p>
          </table:table-cell>
          <table:table-cell office:value-type="string" calcext:value-type="string">
            <text:p>Homework-1</text:p>
          </table:table-cell>
          <table:table-cell office:value-type="string" calcext:value-type="string">
            <text:p>Homework-2</text:p>
          </table:table-cell>
          <table:table-cell office:value-type="string" calcext:value-type="string">
            <text:p>Homework-3</text:p>
          </table:table-cell>
          <table:table-cell office:value-type="string" calcext:value-type="string">
            <text:p>HOMEWORK-4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Project_Final_Presentations</text:p>
          </table:table-cell>
          <table:table-cell office:value-type="string" calcext:value-type="string">
            <text:p>Project-subject</text:p>
          </table:table-cell>
          <table:table-cell office:value-type="string" calcext:value-type="string">
            <text:p>QUIZ-1</text:p>
          </table:table-cell>
          <table:table-cell office:value-type="string" calcext:value-type="string">
            <text:p>QUIZ-1.1</text:p>
          </table:table-cell>
          <table:table-cell office:value-type="string" calcext:value-type="string">
            <text:p>QUIZ-2</text:p>
          </table:table-cell>
          <table:table-cell office:value-type="string" calcext:value-type="string">
            <text:p>FORMULA</text:p>
          </table:table-cell>
        </table:table-row>
        <table:table-row table:style-name="ro1">
          <table:table-cell office:value-type="string" calcext:value-type="string">
            <text:p>DENEME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0.3*[.B2]+0.3*[.H2]+([.J2]+[.K2]+[.L2])/2*0.2+([.C2]+[.D2]+[.E2]+[.F2])/4*0.2+[.G2]*0.2)" office:value-type="float" office:value="89.75" calcext:value-type="float">
            <text:p>89.75</text:p>
          </table:table-cell>
        </table:table-row>
        <table:table-row table:style-name="ro1">
          <table:table-cell office:value-type="string" calcext:value-type="string">
            <text:p>DENEME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(0.3*[.B3]+0.3*[.H3]+([.J3]+[.K3]+[.L3])/2*0.2+([.C3]+[.D3]+[.E3]+[.F3])/4*0.2+[.G3]*0.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EME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(0.3*[.B4]+0.3*[.H4]+([.J4]+[.K4]+[.L4])/2*0.2+([.C4]+[.D4]+[.E4]+[.F4])/4*0.2+[.G4]*0.2)" office:value-type="float" office:value="104.85" calcext:value-type="float">
            <text:p>104.85</text:p>
          </table:table-cell>
        </table:table-row>
        <table:table-row table:style-name="ro1">
          <table:table-cell office:value-type="string" calcext:value-type="string">
            <text:p>DENEME4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(0.3*[.B5]+0.3*[.H5]+([.J5]+[.K5]+[.L5])/2*0.2+([.C5]+[.D5]+[.E5]+[.F5])/4*0.2+[.G5]*0.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EME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(0.3*[.B6]+0.3*[.H6]+([.J6]+[.K6]+[.L6])/2*0.2+([.C6]+[.D6]+[.E6]+[.F6])/4*0.2+[.G6]*0.2)" office:value-type="float" office:value="101.85" calcext:value-type="float">
            <text:p>101.85</text:p>
          </table:table-cell>
        </table:table-row>
        <table:table-row table:style-name="ro1">
          <table:table-cell office:value-type="string" calcext:value-type="string">
            <text:p>DENEME6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(0.3*[.B7]+0.3*[.H7]+([.J7]+[.K7]+[.L7])/2*0.2+([.C7]+[.D7]+[.E7]+[.F7])/4*0.2+[.G7]*0.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EME7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(0.3*[.B8]+0.3*[.H8]+([.J8]+[.K8]+[.L8])/2*0.2+([.C8]+[.D8]+[.E8]+[.F8])/4*0.2+[.G8]*0.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EME8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(0.3*[.B9]+0.3*[.H9]+([.J9]+[.K9]+[.L9])/2*0.2+([.C9]+[.D9]+[.E9]+[.F9])/4*0.2+[.G9]*0.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EME9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(0.3*[.B10]+0.3*[.H10]+([.J10]+[.K10]+[.L10])/2*0.2+([.C10]+[.D10]+[.E10]+[.F10])/4*0.2+[.G10]*0.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EME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0.3*[.B11]+0.3*[.H11]+([.J11]+[.K11]+[.L11])/2*0.2+([.C11]+[.D11]+[.E11]+[.F11])/4*0.2+[.G11]*0.2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NEME11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(0.3*[.B12]+0.3*[.H12]+([.J12]+[.K12]+[.L12])/2*0.2+([.C12]+[.D12]+[.E12]+[.F12])/4*0.2+[.G12]*0.2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DENEME1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0.3*[.B13]+0.3*[.H13]+([.J13]+[.K13]+[.L13])/2*0.2+([.C13]+[.D13]+[.E13]+[.F13])/4*0.2+[.G13]*0.2)" office:value-type="float" office:value="105.25" calcext:value-type="float">
            <text:p>105.25</text:p>
          </table:table-cell>
        </table:table-row>
        <table:table-row table:style-name="ro1">
          <table:table-cell office:value-type="string" calcext:value-type="string">
            <text:p>DENEME13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(0.3*[.B14]+0.3*[.H14]+([.J14]+[.K14]+[.L14])/2*0.2+([.C14]+[.D14]+[.E14]+[.F14])/4*0.2+[.G14]*0.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EME14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(0.3*[.B15]+0.3*[.H15]+([.J15]+[.K15]+[.L15])/2*0.2+([.C15]+[.D15]+[.E15]+[.F15])/4*0.2+[.G15]*0.2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ENEME1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(0.3*[.B16]+0.3*[.H16]+([.J16]+[.K16]+[.L16])/2*0.2+([.C16]+[.D16]+[.E16]+[.F16])/4*0.2+[.G16]*0.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EME1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(0.3*[.B17]+0.3*[.H17]+([.J17]+[.K17]+[.L17])/2*0.2+([.C17]+[.D17]+[.E17]+[.F17])/4*0.2+[.G17]*0.2)" office:value-type="float" office:value="48.75" calcext:value-type="float">
            <text:p>48.75</text:p>
          </table:table-cell>
        </table:table-row>
        <table:table-row table:style-name="ro1">
          <table:table-cell office:value-type="string" calcext:value-type="string">
            <text:p>DENEME17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(0.3*[.B18]+0.3*[.H18]+([.J18]+[.K18]+[.L18])/2*0.2+([.C18]+[.D18]+[.E18]+[.F18])/4*0.2+[.G18]*0.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EME18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(0.3*[.B19]+0.3*[.H19]+([.J19]+[.K19]+[.L19])/2*0.2+([.C19]+[.D19]+[.E19]+[.F19])/4*0.2+[.G19]*0.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EME19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(0.3*[.B20]+0.3*[.H20]+([.J20]+[.K20]+[.L20])/2*0.2+([.C20]+[.D20]+[.E20]+[.F20])/4*0.2+[.G20]*0.2)" office:value-type="float" office:value="93.25" calcext:value-type="float">
            <text:p>93.25</text:p>
          </table:table-cell>
        </table:table-row>
        <table:table-row table:style-name="ro1">
          <table:table-cell office:value-type="string" calcext:value-type="string">
            <text:p>DENEME2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(0.3*[.B21]+0.3*[.H21]+([.J21]+[.K21]+[.L21])/2*0.2+([.C21]+[.D21]+[.E21]+[.F21])/4*0.2+[.G21]*0.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EME2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(0.3*[.B22]+0.3*[.H22]+([.J22]+[.K22]+[.L22])/2*0.2+([.C22]+[.D22]+[.E22]+[.F22])/4*0.2+[.G22]*0.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EME2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0.3*[.B23]+0.3*[.H23]+([.J23]+[.K23]+[.L23])/2*0.2+([.C23]+[.D23]+[.E23]+[.F23])/4*0.2+[.G23]*0.2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ENEME23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(0.3*[.B24]+0.3*[.H24]+([.J24]+[.K24]+[.L24])/2*0.2+([.C24]+[.D24]+[.E24]+[.F24])/4*0.2+[.G24]*0.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EME24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(0.3*[.B25]+0.3*[.H25]+([.J25]+[.K25]+[.L25])/2*0.2+([.C25]+[.D25]+[.E25]+[.F25])/4*0.2+[.G25]*0.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EME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(0.3*[.B26]+0.3*[.H26]+([.J26]+[.K26]+[.L26])/2*0.2+([.C26]+[.D26]+[.E26]+[.F26])/4*0.2+[.G26]*0.2)" office:value-type="float" office:value="80.25" calcext:value-type="float">
            <text:p>80.25</text:p>
          </table:table-cell>
        </table:table-row>
        <table:table-row table:style-name="ro1">
          <table:table-cell office:value-type="string" calcext:value-type="string">
            <text:p>DENEME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table:formula="of:=(0.3*[.B27]+0.3*[.H27]+([.J27]+[.K27]+[.L27])/2*0.2+([.C27]+[.D27]+[.E27]+[.F27])/4*0.2+[.G27]*0.2)"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DENEME27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(0.3*[.B28]+0.3*[.H28]+([.J28]+[.K28]+[.L28])/2*0.2+([.C28]+[.D28]+[.E28]+[.F28])/4*0.2+[.G28]*0.2)" office:value-type="float" office:value="107.4" calcext:value-type="float">
            <text:p>107.4</text:p>
          </table:table-cell>
        </table:table-row>
        <table:table-row table:style-name="ro1">
          <table:table-cell office:value-type="string" calcext:value-type="string">
            <text:p>DENEME28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formula="of:=(0.3*[.B29]+0.3*[.H29]+([.J29]+[.K29]+[.L29])/2*0.2+([.C29]+[.D29]+[.E29]+[.F29])/4*0.2+[.G29]*0.2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ENEME29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formula="of:=(0.3*[.B30]+0.3*[.H30]+([.J30]+[.K30]+[.L30])/2*0.2+([.C30]+[.D30]+[.E30]+[.F30])/4*0.2+[.G30]*0.2)" office:value-type="float" office:value="110.85" calcext:value-type="float">
            <text:p>110.85</text:p>
          </table:table-cell>
        </table:table-row>
        <table:table-row table:style-name="ro1">
          <table:table-cell office:value-type="string" calcext:value-type="string">
            <text:p>DENEME3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(0.3*[.B31]+0.3*[.H31]+([.J31]+[.K31]+[.L31])/2*0.2+([.C31]+[.D31]+[.E31]+[.F31])/4*0.2+[.G31]*0.2)" office:value-type="float" office:value="87.75" calcext:value-type="float">
            <text:p>87.75</text:p>
          </table:table-cell>
        </table:table-row>
        <table:table-row table:style-name="ro1">
          <table:table-cell office:value-type="string" calcext:value-type="string">
            <text:p>DENEME3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(0.3*[.B32]+0.3*[.H32]+([.J32]+[.K32]+[.L32])/2*0.2+([.C32]+[.D32]+[.E32]+[.F32])/4*0.2+[.G32]*0.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EME32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(0.3*[.B33]+0.3*[.H33]+([.J33]+[.K33]+[.L33])/2*0.2+([.C33]+[.D33]+[.E33]+[.F33])/4*0.2+[.G33]*0.2)" office:value-type="float" office:value="100.75" calcext:value-type="float">
            <text:p>10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15:25:26.6896008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23T15:25:59.133149443</dc:date>
    <meta:editing-duration>PT7M32S</meta:editing-duration>
    <meta:editing-cycles>3</meta:editing-cycles>
    <meta:generator>LibreOffice/24.2.7.2$Linux_X86_64 LibreOffice_project/420$Build-2</meta:generator>
    <meta:document-statistic meta:table-count="1" meta:cell-count="429" meta:object-count="0"/>
  </office:meta>
</office:document-meta>
</file>